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4000002569253F48898C472CA.png" manifest:media-type="image/png"/>
  <manifest:file-entry manifest:full-path="Pictures/10000201000004A20000022F16E64270AF9EA6C6.png" manifest:media-type="image/png"/>
  <manifest:file-entry manifest:full-path="Pictures/100002010000049F0000022C0A64F5067CDEE4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3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72cm" svg:y="-1.842cm" svg:width="17.21cm" svg:height="8.661cm" draw:z-index="0"><draw:image xlink:href="Pictures/10000201000004A4000002569253F48898C472CA.png" xlink:type="simple" xlink:show="embed" xlink:actuate="onLoad" loext:mime-type="image/png"/></draw:frame><draw:frame draw:style-name="fr1" draw:name="Image2" text:anchor-type="paragraph" svg:x="0.656cm" svg:y="7.662cm" svg:width="17.59cm" svg:height="8.289cm" draw:z-index="1"><draw:image xlink:href="Pictures/10000201000004A20000022F16E64270AF9EA6C6.png" xlink:type="simple" xlink:show="embed" xlink:actuate="onLoad" loext:mime-type="image/png"/></draw:frame><draw:frame draw:style-name="fr1" draw:name="Image3" text:anchor-type="paragraph" svg:x="0.572cm" svg:y="16.859cm" svg:width="17.59cm" svg:height="8.266cm" draw:z-index="2"><draw:image xlink:href="Pictures/100002010000049F0000022C0A64F5067CDEE4DE.png" xlink:type="simple" xlink:show="embed" xlink:actuate="onLoad" loext:mime-type="image/png"/></draw:frame><draw:frame text:anchor-type="paragraph" draw:z-index="3" draw:name="Forme1" draw:style-name="gr1" draw:text-style-name="P1" svg:width="5.377cm" svg:height="0.593cm" svg:x="8.742cm" svg:y="-1.57cm"><draw:text-box><text:p>TONALITE</text:p></draw:text-box></draw:frame><draw:frame text:anchor-type="paragraph" draw:z-index="4" draw:name="Forme2" draw:style-name="gr2" draw:text-style-name="P1" svg:width="5.885cm" svg:height="0.996cm" svg:x="9.059cm" svg:y="7.32cm"><draw:text-box><text:p>IRONIE</text:p></draw:text-box></draw:frame><draw:frame text:anchor-type="paragraph" draw:z-index="5" draw:name="Forme3" draw:style-name="gr3" draw:text-style-name="P1" svg:width="3.938cm" svg:height="0.932cm" svg:x="8.297cm" svg:y="16.506cm"><draw:text-box><text:p>PUB_PRE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Windows_X86_64 LibreOffice_project/684e730861356e74889dfe6dbddd3562aae2e6ad</meta:generator>
    <dc:date>2020-01-23T17:07:41.502000000</dc:date>
    <meta:editing-duration>PT3M9S</meta:editing-duration>
    <meta:editing-cycles>2</meta:editing-cycles>
    <meta:document-statistic meta:table-count="0" meta:image-count="3" meta:object-count="0" meta:page-count="1" meta:paragraph-count="0" meta:word-count="0" meta:character-count="0" meta:non-whitespace-character-count="0"/>
  </office:meta>
</office:document-meta>
</file>